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" draw:marker-end-width="0.3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cm" svg:stroke-color="#808080" draw:marker-start-width="0.23cm" draw:marker-end-width="0.23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5cm" draw:marker-start-width="0.28cm" draw:marker-end="Rounded_20_short_20_Arrow" draw:marker-end-width="0.3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family="'DejaVu Sans Mono'" style:font-style-name="Book" style:font-family-generic="modern" style:font-pitch="fixed" fo:font-size="18pt" style:font-size-asian="18pt" style:font-size-complex="18pt"/>
    </style:style>
    <style:style style:name="P5" style:family="paragraph">
      <style:paragraph-properties fo:text-align="center"/>
      <style:text-properties fo:font-size="14pt" style:font-size-asian="18pt" style:font-size-complex="18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family="'DejaVu Sans Mono'" style:font-style-name="Book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cm" svg:height="1cm" svg:x="2cm" svg:y="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cm" svg:y="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1cm" svg:x="6cm" svg:y="3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cm" svg:y="4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cm" svg:y1="4.5cm" svg:x2="6cm" svg:y2="4.5cm">
          <text:p/>
        </draw:line>
        <draw:frame draw:style-name="gr4" draw:text-style-name="P3" draw:layer="layout" svg:width="1.086cm" svg:height="0.645cm" svg:x="5cm" svg:y="4.555cm">
          <draw:text-box>
            <text:p text:style-name="P3">0..1</text:p>
          </draw:text-box>
        </draw:frame>
        <draw:frame draw:style-name="gr4" draw:text-style-name="P4" draw:layer="layout" svg:width="2.407cm" svg:height="0.988cm" svg:x="9.093cm" svg:y="1.212cm">
          <draw:text-box>
            <text:p text:style-name="P4">:one&gt;</text:p>
          </draw:text-box>
        </draw:frame>
        <draw:g>
          <draw:custom-shape draw:style-name="gr5" draw:text-style-name="P5" draw:layer="layout" svg:width="1cm" svg:height="3cm" svg:x="2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2cm" svg:y="10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3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3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4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4cm" svg:y="10cm">
            <text:p text:style-name="P5">b-id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.8cm" svg:y="9.194cm">
            <draw:text-box>
              <text:p text:style-name="P6">A</text:p>
            </draw:text-box>
          </draw:frame>
          <draw:line draw:style-name="gr7" draw:text-style-name="P2" draw:layer="layout" svg:x1="2cm" svg:y1="11.6cm" svg:x2="5cm" svg:y2="11.6cm">
            <text:p/>
          </draw:line>
          <draw:line draw:style-name="gr7" draw:text-style-name="P2" draw:layer="layout" svg:x1="2cm" svg:y1="12.2cm" svg:x2="5cm" svg:y2="12.2cm">
            <text:p/>
          </draw:line>
          <draw:line draw:style-name="gr7" draw:text-style-name="P2" draw:layer="layout" svg:x1="2cm" svg:y1="12.8cm" svg:x2="5cm" svg:y2="12.8cm">
            <text:p/>
          </draw:line>
          <draw:line draw:style-name="gr7" draw:text-style-name="P2" draw:layer="layout" svg:x1="2cm" svg:y1="13.4cm" svg:x2="5cm" svg:y2="13.4cm">
            <text:p/>
          </draw:line>
        </draw:g>
        <draw:g>
          <draw:custom-shape draw:style-name="gr5" draw:text-style-name="P5" draw:layer="layout" svg:width="1cm" svg:height="3cm" svg:x="7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7cm" svg:y="10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8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9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0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6.968cm" svg:y="9.194cm">
            <draw:text-box>
              <text:p text:style-name="P6">B</text:p>
            </draw:text-box>
          </draw:frame>
          <draw:line draw:style-name="gr7" draw:text-style-name="P2" draw:layer="layout" svg:x1="7cm" svg:y1="11.6cm" svg:x2="10cm" svg:y2="11.6cm">
            <text:p/>
          </draw:line>
          <draw:line draw:style-name="gr7" draw:text-style-name="P2" draw:layer="layout" svg:x1="7cm" svg:y1="12.2cm" svg:x2="10cm" svg:y2="12.2cm">
            <text:p/>
          </draw:line>
          <draw:line draw:style-name="gr7" draw:text-style-name="P2" draw:layer="layout" svg:x1="7cm" svg:y1="12.8cm" svg:x2="10cm" svg:y2="12.8cm">
            <text:p/>
          </draw:line>
          <draw:line draw:style-name="gr7" draw:text-style-name="P2" draw:layer="layout" svg:x1="7cm" svg:y1="13.4cm" svg:x2="10cm" svg:y2="13.4cm">
            <text:p/>
          </draw:line>
        </draw:g>
        <draw:line draw:style-name="gr8" draw:text-style-name="P2" draw:layer="layout" svg:x1="4.8cm" svg:y1="11.4cm" svg:x2="7.1cm" svg:y2="12.3cm">
          <text:p/>
        </draw:line>
        <draw:frame draw:style-name="gr4" draw:text-style-name="P7" draw:layer="layout" svg:width="8.799cm" svg:height="0.831cm" svg:x="1.912cm" svg:y="6.312cm">
          <draw:text-box>
            <text:p text:style-name="P7">{:id x, :b-id y, b: {:id y}}</text:p>
          </draw:text-box>
        </draw:frame>
        <draw:frame draw:style-name="gr4" draw:text-style-name="P7" draw:layer="layout" svg:width="6.429cm" svg:height="0.831cm" svg:x="11.926cm" svg:y="4.012cm">
          <draw:text-box>
            <text:p text:style-name="P7">[:one&gt; entity fk-kw]</text:p>
          </draw:text-box>
        </draw:frame>
      </draw:page>
      <draw:page draw:name="page2" draw:style-name="dp1" draw:master-page-name="Default">
        <draw:g>
          <draw:custom-shape draw:style-name="gr1" draw:text-style-name="P1" draw:layer="layout" svg:width="2cm" svg:height="1cm" svg:x="2cm" svg:y="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cm" svg:y="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1cm" svg:x="6cm" svg:y="3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cm" svg:y="4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cm" svg:y1="4.5cm" svg:x2="6cm" svg:y2="4.5cm">
          <text:p/>
        </draw:line>
        <draw:frame draw:style-name="gr4" draw:text-style-name="P4" draw:layer="layout" svg:width="2.788cm" svg:height="0.988cm" svg:x="9.093cm" svg:y="1.212cm">
          <draw:text-box>
            <text:p text:style-name="P4">:&lt;many</text:p>
          </draw:text-box>
        </draw:frame>
        <draw:g>
          <draw:custom-shape draw:style-name="gr5" draw:text-style-name="P5" draw:layer="layout" svg:width="1cm" svg:height="3cm" svg:x="2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2cm" svg:y="10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3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3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4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4cm" svg:y="10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.8cm" svg:y="9.194cm">
            <draw:text-box>
              <text:p text:style-name="P6">A</text:p>
            </draw:text-box>
          </draw:frame>
          <draw:line draw:style-name="gr7" draw:text-style-name="P2" draw:layer="layout" svg:x1="2cm" svg:y1="11.6cm" svg:x2="5cm" svg:y2="11.6cm">
            <text:p/>
          </draw:line>
          <draw:line draw:style-name="gr7" draw:text-style-name="P2" draw:layer="layout" svg:x1="2cm" svg:y1="12.2cm" svg:x2="5cm" svg:y2="12.2cm">
            <text:p/>
          </draw:line>
          <draw:line draw:style-name="gr7" draw:text-style-name="P2" draw:layer="layout" svg:x1="2cm" svg:y1="12.8cm" svg:x2="5cm" svg:y2="12.8cm">
            <text:p/>
          </draw:line>
          <draw:line draw:style-name="gr7" draw:text-style-name="P2" draw:layer="layout" svg:x1="2cm" svg:y1="13.4cm" svg:x2="5cm" svg:y2="13.4cm">
            <text:p/>
          </draw:line>
        </draw:g>
        <draw:g>
          <draw:custom-shape draw:style-name="gr5" draw:text-style-name="P5" draw:layer="layout" svg:width="1cm" svg:height="3cm" svg:x="7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7cm" svg:y="10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8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9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0cm">
            <text:p text:style-name="P5">a-id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6.968cm" svg:y="9.194cm">
            <draw:text-box>
              <text:p text:style-name="P6">B</text:p>
            </draw:text-box>
          </draw:frame>
          <draw:line draw:style-name="gr7" draw:text-style-name="P2" draw:layer="layout" svg:x1="7cm" svg:y1="11.6cm" svg:x2="10cm" svg:y2="11.6cm">
            <text:p/>
          </draw:line>
          <draw:line draw:style-name="gr7" draw:text-style-name="P2" draw:layer="layout" svg:x1="7cm" svg:y1="12.2cm" svg:x2="10cm" svg:y2="12.2cm">
            <text:p/>
          </draw:line>
          <draw:line draw:style-name="gr7" draw:text-style-name="P2" draw:layer="layout" svg:x1="7cm" svg:y1="12.8cm" svg:x2="10cm" svg:y2="12.8cm">
            <text:p/>
          </draw:line>
          <draw:line draw:style-name="gr7" draw:text-style-name="P2" draw:layer="layout" svg:x1="7cm" svg:y1="13.4cm" svg:x2="10cm" svg:y2="13.4cm">
            <text:p/>
          </draw:line>
        </draw:g>
        <draw:line draw:style-name="gr8" draw:text-style-name="P2" draw:layer="layout" svg:x1="9.4cm" svg:y1="11.3cm" svg:x2="2.8cm" svg:y2="11.3cm">
          <text:p/>
        </draw:line>
        <draw:line draw:style-name="gr8" draw:text-style-name="P2" draw:layer="layout" svg:x1="9.4cm" svg:y1="12.5cm" svg:x2="2.8cm" svg:y2="11.6cm">
          <text:p/>
        </draw:line>
        <draw:frame draw:style-name="gr4" draw:text-style-name="P3" draw:layer="layout" svg:width="0.697cm" svg:height="0.645cm" svg:x="5.4cm" svg:y="4.555cm">
          <draw:text-box>
            <text:p text:style-name="P3">n</text:p>
          </draw:text-box>
        </draw:frame>
        <draw:frame draw:style-name="gr4" draw:text-style-name="P7" draw:layer="layout" svg:width="10.577cm" svg:height="0.831cm" svg:x="1.9cm" svg:y="6.312cm">
          <draw:text-box>
            <text:p text:style-name="P7">{:id x, b: [{:id y, :a-id x} ...]}</text:p>
          </draw:text-box>
        </draw:frame>
        <draw:frame draw:style-name="gr4" draw:text-style-name="P7" draw:layer="layout" svg:width="7.614cm" svg:height="0.831cm" svg:x="10.727cm" svg:y="4.013cm">
          <draw:text-box>
            <text:p text:style-name="P7">[:&lt;many entity query-fn]</text:p>
          </draw:text-box>
        </draw:frame>
      </draw:page>
      <draw:page draw:name="page3" draw:style-name="dp1" draw:master-page-name="Default">
        <draw:g>
          <draw:custom-shape draw:style-name="gr1" draw:text-style-name="P1" draw:layer="layout" svg:width="2cm" svg:height="1cm" svg:x="2cm" svg:y="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cm" svg:y="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1cm" svg:x="6cm" svg:y="3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cm" svg:y="4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cm" svg:y1="4.5cm" svg:x2="6cm" svg:y2="4.5cm">
          <text:p/>
        </draw:line>
        <draw:frame draw:style-name="gr4" draw:text-style-name="P4" draw:layer="layout" svg:width="2.407cm" svg:height="0.988cm" svg:x="9.093cm" svg:y="1.212cm">
          <draw:text-box>
            <text:p text:style-name="P4">:&lt;one</text:p>
          </draw:text-box>
        </draw:frame>
        <draw:g>
          <draw:custom-shape draw:style-name="gr5" draw:text-style-name="P5" draw:layer="layout" svg:width="1cm" svg:height="3cm" svg:x="2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2cm" svg:y="10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3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3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4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4cm" svg:y="10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.8cm" svg:y="9.194cm">
            <draw:text-box>
              <text:p text:style-name="P6">A</text:p>
            </draw:text-box>
          </draw:frame>
          <draw:line draw:style-name="gr7" draw:text-style-name="P2" draw:layer="layout" svg:x1="2cm" svg:y1="11.6cm" svg:x2="5cm" svg:y2="11.6cm">
            <text:p/>
          </draw:line>
          <draw:line draw:style-name="gr7" draw:text-style-name="P2" draw:layer="layout" svg:x1="2cm" svg:y1="12.2cm" svg:x2="5cm" svg:y2="12.2cm">
            <text:p/>
          </draw:line>
          <draw:line draw:style-name="gr7" draw:text-style-name="P2" draw:layer="layout" svg:x1="2cm" svg:y1="12.8cm" svg:x2="5cm" svg:y2="12.8cm">
            <text:p/>
          </draw:line>
          <draw:line draw:style-name="gr7" draw:text-style-name="P2" draw:layer="layout" svg:x1="2cm" svg:y1="13.4cm" svg:x2="5cm" svg:y2="13.4cm">
            <text:p/>
          </draw:line>
        </draw:g>
        <draw:g>
          <draw:custom-shape draw:style-name="gr5" draw:text-style-name="P5" draw:layer="layout" svg:width="1cm" svg:height="3cm" svg:x="7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7cm" svg:y="10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8cm" svg:y="1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8cm" svg:y="10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9cm" svg:y="1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9cm" svg:y="10cm">
            <text:p text:style-name="P5">a-id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6.968cm" svg:y="9.194cm">
            <draw:text-box>
              <text:p text:style-name="P6">B</text:p>
            </draw:text-box>
          </draw:frame>
          <draw:line draw:style-name="gr7" draw:text-style-name="P2" draw:layer="layout" svg:x1="7cm" svg:y1="11.6cm" svg:x2="10cm" svg:y2="11.6cm">
            <text:p/>
          </draw:line>
          <draw:line draw:style-name="gr7" draw:text-style-name="P2" draw:layer="layout" svg:x1="7cm" svg:y1="12.2cm" svg:x2="10cm" svg:y2="12.2cm">
            <text:p/>
          </draw:line>
          <draw:line draw:style-name="gr7" draw:text-style-name="P2" draw:layer="layout" svg:x1="7cm" svg:y1="12.8cm" svg:x2="10cm" svg:y2="12.8cm">
            <text:p/>
          </draw:line>
          <draw:line draw:style-name="gr7" draw:text-style-name="P2" draw:layer="layout" svg:x1="7cm" svg:y1="13.4cm" svg:x2="10cm" svg:y2="13.4cm">
            <text:p/>
          </draw:line>
        </draw:g>
        <draw:line draw:style-name="gr8" draw:text-style-name="P2" draw:layer="layout" svg:x1="9.4cm" svg:y1="11.3cm" svg:x2="2.8cm" svg:y2="12.5cm">
          <text:p/>
        </draw:line>
        <draw:frame draw:style-name="gr4" draw:text-style-name="P3" draw:layer="layout" svg:width="1.086cm" svg:height="0.645cm" svg:x="5cm" svg:y="4.555cm">
          <draw:text-box>
            <text:p text:style-name="P3">0..1</text:p>
          </draw:text-box>
        </draw:frame>
        <draw:frame draw:style-name="gr4" draw:text-style-name="P7" draw:layer="layout" svg:width="8.799cm" svg:height="0.831cm" svg:x="1.913cm" svg:y="6.312cm">
          <draw:text-box>
            <text:p text:style-name="P7">{:id x, b: {:id y, :a-id x}}</text:p>
          </draw:text-box>
        </draw:frame>
        <draw:frame draw:style-name="gr4" draw:text-style-name="P7" draw:layer="layout" svg:width="7.318cm" svg:height="0.831cm" svg:x="10.727cm" svg:y="4.014cm">
          <draw:text-box>
            <text:p text:style-name="P7">[:&lt;one entity query-fn]</text:p>
          </draw:text-box>
        </draw:frame>
      </draw:page>
      <draw:page draw:name="page4" draw:style-name="dp1" draw:master-page-name="Default">
        <draw:g>
          <draw:custom-shape draw:style-name="gr1" draw:text-style-name="P1" draw:layer="layout" svg:width="2cm" svg:height="1cm" svg:x="2cm" svg:y="2.988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2cm" svg:y="3.98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2cm" svg:height="1cm" svg:x="6cm" svg:y="2.988cm">
            <text:p text:style-name="P1">B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cm" svg:height="2cm" svg:x="6cm" svg:y="3.988cm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2" draw:layer="layout" svg:x1="4cm" svg:y1="4.488cm" svg:x2="6cm" svg:y2="4.488cm">
          <text:p/>
        </draw:line>
        <draw:frame draw:style-name="gr4" draw:text-style-name="P4" draw:layer="layout" svg:width="3.169cm" svg:height="0.988cm" svg:x="9.093cm" svg:y="1.2cm">
          <draw:text-box>
            <text:p text:style-name="P4">:&lt;many&gt;</text:p>
          </draw:text-box>
        </draw:frame>
        <draw:g>
          <draw:custom-shape draw:style-name="gr5" draw:text-style-name="P5" draw:layer="layout" svg:width="1cm" svg:height="3cm" svg:x="2cm" svg:y="10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2cm" svg:y="9.988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3cm" svg:y="10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3cm" svg:y="9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4cm" svg:y="10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4cm" svg:y="9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1.8cm" svg:y="9.182cm">
            <draw:text-box>
              <text:p text:style-name="P6">A</text:p>
            </draw:text-box>
          </draw:frame>
          <draw:line draw:style-name="gr7" draw:text-style-name="P2" draw:layer="layout" svg:x1="2cm" svg:y1="11.588cm" svg:x2="5cm" svg:y2="11.588cm">
            <text:p/>
          </draw:line>
          <draw:line draw:style-name="gr7" draw:text-style-name="P2" draw:layer="layout" svg:x1="2cm" svg:y1="12.188cm" svg:x2="5cm" svg:y2="12.188cm">
            <text:p/>
          </draw:line>
          <draw:line draw:style-name="gr7" draw:text-style-name="P2" draw:layer="layout" svg:x1="2cm" svg:y1="12.788cm" svg:x2="5cm" svg:y2="12.788cm">
            <text:p/>
          </draw:line>
          <draw:line draw:style-name="gr7" draw:text-style-name="P2" draw:layer="layout" svg:x1="2cm" svg:y1="13.388cm" svg:x2="5cm" svg:y2="13.388cm">
            <text:p/>
          </draw:line>
        </draw:g>
        <draw:g>
          <draw:custom-shape draw:style-name="gr5" draw:text-style-name="P5" draw:layer="layout" svg:width="1cm" svg:height="3cm" svg:x="8cm" svg:y="10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8cm" svg:y="9.988cm">
            <text:p text:style-name="P5">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9cm" svg:y="10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1cm" svg:x="9cm" svg:y="9.98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10cm" svg:y="10.98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10cm" svg:y="9.98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0.832cm" svg:height="0.806cm" svg:x="7.968cm" svg:y="9.182cm">
            <draw:text-box>
              <text:p text:style-name="P6">B</text:p>
            </draw:text-box>
          </draw:frame>
          <draw:line draw:style-name="gr7" draw:text-style-name="P2" draw:layer="layout" svg:x1="8cm" svg:y1="11.588cm" svg:x2="11cm" svg:y2="11.588cm">
            <text:p/>
          </draw:line>
          <draw:line draw:style-name="gr7" draw:text-style-name="P2" draw:layer="layout" svg:x1="8cm" svg:y1="12.188cm" svg:x2="11cm" svg:y2="12.188cm">
            <text:p/>
          </draw:line>
          <draw:line draw:style-name="gr7" draw:text-style-name="P2" draw:layer="layout" svg:x1="8cm" svg:y1="12.788cm" svg:x2="11cm" svg:y2="12.788cm">
            <text:p/>
          </draw:line>
          <draw:line draw:style-name="gr7" draw:text-style-name="P2" draw:layer="layout" svg:x1="8cm" svg:y1="13.388cm" svg:x2="11cm" svg:y2="13.388cm">
            <text:p/>
          </draw:line>
        </draw:g>
        <draw:frame draw:style-name="gr4" draw:text-style-name="P3" draw:layer="layout" svg:width="0.697cm" svg:height="0.645cm" svg:x="5.4cm" svg:y="4.543cm">
          <draw:text-box>
            <text:p text:style-name="P3">n</text:p>
          </draw:text-box>
        </draw:frame>
        <draw:g>
          <draw:custom-shape draw:style-name="gr5" draw:text-style-name="P5" draw:layer="layout" svg:width="1cm" svg:height="3cm" svg:x="5.5cm" svg:y="10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5.5cm" svg:y="9.994cm">
            <text:p text:style-name="P5">a-id</text:p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1cm" svg:height="3cm" svg:x="6.5cm" svg:y="10.99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cm" svg:height="1cm" svg:x="6.5cm" svg:y="9.994cm">
            <text:p text:style-name="P5">b-id</text:p>
            <draw:enhanced-geometry svg:viewBox="0 0 21600 21600" draw:type="rectangle" draw:enhanced-path="M 0 0 L 21600 0 21600 21600 0 21600 0 0 Z N"/>
          </draw:custom-shape>
          <draw:frame draw:style-name="gr4" draw:text-style-name="P6" draw:layer="layout" svg:width="1.328cm" svg:height="0.806cm" svg:x="5.3cm" svg:y="9.188cm">
            <draw:text-box>
              <text:p text:style-name="P6">A-B</text:p>
            </draw:text-box>
          </draw:frame>
          <draw:line draw:style-name="gr7" draw:text-style-name="P2" draw:layer="layout" svg:x1="5.5cm" svg:y1="11.594cm" svg:x2="7.5cm" svg:y2="11.594cm">
            <text:p/>
          </draw:line>
          <draw:line draw:style-name="gr7" draw:text-style-name="P2" draw:layer="layout" svg:x1="5.5cm" svg:y1="12.194cm" svg:x2="7.5cm" svg:y2="12.194cm">
            <text:p/>
          </draw:line>
          <draw:line draw:style-name="gr7" draw:text-style-name="P2" draw:layer="layout" svg:x1="5.5cm" svg:y1="12.794cm" svg:x2="7.5cm" svg:y2="12.794cm">
            <text:p/>
          </draw:line>
          <draw:line draw:style-name="gr7" draw:text-style-name="P2" draw:layer="layout" svg:x1="5.5cm" svg:y1="13.394cm" svg:x2="7.5cm" svg:y2="13.394cm">
            <text:p/>
          </draw:line>
        </draw:g>
        <draw:frame draw:style-name="gr4" draw:text-style-name="P3" draw:layer="layout" svg:width="0.794cm" svg:height="0.645cm" svg:x="4.001cm" svg:y="4.544cm">
          <draw:text-box>
            <text:p text:style-name="P3">m</text:p>
          </draw:text-box>
        </draw:frame>
        <draw:line draw:style-name="gr8" draw:text-style-name="P2" draw:layer="layout" svg:x1="5.7cm" svg:y1="11.288cm" svg:x2="2.8cm" svg:y2="11.288cm">
          <text:p/>
        </draw:line>
        <draw:line draw:style-name="gr8" draw:text-style-name="P2" draw:layer="layout" svg:x1="5.7cm" svg:y1="12.488cm" svg:x2="2.8cm" svg:y2="12.488cm">
          <text:p/>
        </draw:line>
        <draw:line draw:style-name="gr8" draw:text-style-name="P2" draw:layer="layout" svg:x1="7.3cm" svg:y1="11.888cm" svg:x2="8.2cm" svg:y2="11.888cm">
          <text:p/>
        </draw:line>
        <draw:line draw:style-name="gr8" draw:text-style-name="P2" draw:layer="layout" svg:x1="7.3cm" svg:y1="12.488cm" svg:x2="8.2cm" svg:y2="12.088cm">
          <text:p/>
        </draw:line>
        <draw:line draw:style-name="gr8" draw:text-style-name="P2" draw:layer="layout" svg:x1="7.3cm" svg:y1="11.388cm" svg:x2="8.2cm" svg:y2="11.688cm">
          <text:p/>
        </draw:line>
        <draw:line draw:style-name="gr8" draw:text-style-name="P2" draw:layer="layout" svg:x1="5.7cm" svg:y1="11.888cm" svg:x2="2.8cm" svg:y2="11.488cm">
          <text:p/>
        </draw:line>
        <draw:frame draw:style-name="gr4" draw:text-style-name="P7" draw:layer="layout" svg:width="7.91cm" svg:height="0.831cm" svg:x="1.914cm" svg:y="6.3cm">
          <draw:text-box>
            <text:p text:style-name="P7">{:id x, b: [{:id y} ...]}</text:p>
          </draw:text-box>
        </draw:frame>
        <draw:frame draw:style-name="gr4" draw:text-style-name="P7" draw:layer="layout" svg:width="7.91cm" svg:height="0.831cm" svg:x="10.727cm" svg:y="4.014cm">
          <draw:text-box>
            <text:p text:style-name="P7">[:&lt;many&gt; entity query-fn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lko Riemenschneider</meta:initial-creator>
    <meta:creation-date>2014-06-01T13:40:30</meta:creation-date>
    <dc:date>2014-06-02T09:23:28</dc:date>
    <dc:creator>Falko Riemenschneider</dc:creator>
    <meta:editing-duration>PT19H34M42S</meta:editing-duration>
    <meta:editing-cycles>10</meta:editing-cycles>
    <meta:generator>LibreOffice/3.6$Linux_X86_64 LibreOffice_project/360m1$Build-102</meta:generator>
    <meta:document-statistic meta:object-count="161"/>
  </office:meta>
</office:document-meta>
</file>